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11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2.651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.483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3.14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279cm"/>
    </style:style>
    <style:style style:name="co10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00b8ff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00b8ff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NaivesBayes 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14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11"/>
          <table:table-cell table:style-name="ce5"/>
          <table:table-cell table:number-columns-repeated="1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>
            <text:p>Accuracy</text:p>
          </table:table-cell>
          <table:table-cell/>
          <table:table-cell table:formula="of:=([.J18]+[.K19]+[.L20]+[.M21]+[.N22]+[.O23]+[.P24])/SUM([.J18:.P24])" office:value-type="float" office:value="0.454347826086956">
            <text:p>0,454347826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3" office:value-type="string">
            <text:p>Recall</text:p>
          </table:table-cell>
          <table:table-cell table:style-name="ce3" table:formula="of:=[.J18]/([.J18]+[.Q18])" office:value-type="float" office:value="0">
            <text:p>0</text:p>
          </table:table-cell>
          <table:table-cell table:style-name="ce3" table:formula="of:=[.K19]/([.K19]+[.R18])" office:value-type="float" office:value="0">
            <text:p>0</text:p>
          </table:table-cell>
          <table:table-cell table:style-name="ce3" table:formula="of:=[.L20]/([.L20]+[.S18])" office:value-type="float" office:value="1">
            <text:p>1</text:p>
          </table:table-cell>
          <table:table-cell table:style-name="ce3" table:formula="of:=[.M21]/([.M21]+[.T18])" office:value-type="float" office:value="0">
            <text:p>0</text:p>
          </table:table-cell>
          <table:table-cell table:style-name="ce3" table:formula="of:=[.N22]/([.N22]+[.U18])" office:value-type="float" office:value="0.00395256916996047">
            <text:p>0,0039525692</text:p>
          </table:table-cell>
          <table:table-cell table:style-name="ce3" table:formula="of:=[.O23]/([.O23]+[.V18])" office:value-type="float" office:value="0">
            <text:p>0</text:p>
          </table:table-cell>
          <table:table-cell table:style-name="ce3" table:formula="of:=[.P24]/([.P24]+[.W18]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icro AVG</text:p>
          </table:table-cell>
          <table:table-cell table:number-columns-repeated="4"/>
          <table:table-cell table:style-name="ce2" office:value-type="string">
            <text:p>Precision</text:p>
          </table:table-cell>
          <table:table-cell office:value-type="string">
            <text:p>real\classified</text:p>
          </table:table-cell>
          <table:table-cell office:value-type="string">
            <text:p>project</text:p>
          </table:table-cell>
          <table:table-cell office:value-type="string">
            <text:p>course</text:p>
          </table:table-cell>
          <table:table-cell office:value-type="string">
            <text:p>other</text:p>
          </table:table-cell>
          <table:table-cell office:value-type="string">
            <text:p>student</text:p>
          </table:table-cell>
          <table:table-cell office:value-type="string">
            <text:p>faculty</text:p>
          </table:table-cell>
          <table:table-cell office:value-type="string">
            <text:p>department</text:p>
          </table:table-cell>
          <table:table-cell office:value-type="string">
            <text:p>staff</text:p>
          </table:table-cell>
          <table:table-cell office:value-type="string">
            <text:p>not project</text:p>
          </table:table-cell>
          <table:table-cell office:value-type="string">
            <text:p>not course</text:p>
          </table:table-cell>
          <table:table-cell office:value-type="string">
            <text:p>not other</text:p>
          </table:table-cell>
          <table:table-cell office:value-type="string">
            <text:p>not student</text:p>
          </table:table-cell>
          <table:table-cell office:value-type="string">
            <text:p>not faculty</text:p>
          </table:table-cell>
          <table:table-cell office:value-type="string">
            <text:p>not department</text:p>
          </table:table-cell>
          <table:table-cell office:value-type="string">
            <text:p>not staff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[.D21]/([.D21]+[.D22])" office:value-type="float" office:value="1">
            <text:p>1</text:p>
          </table:table-cell>
          <table:table-cell table:number-columns-repeated="2"/>
          <table:table-cell table:style-name="ce2" table:formula="of:=[.J18]/([.J18]+[.J25])" office:value-type="float" office:value="0">
            <text:p>#DIV/0!</text:p>
          </table:table-cell>
          <table:table-cell office:value-type="string">
            <text:p>project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4" office:value-type="float" office:value="0">
            <text:p>0</text:p>
          </table:table-cell>
          <table:table-cell table:style-name="ce4" table:formula="of:=SUM([.$J18:.$P18])-[.J18]" office:value-type="float" office:value="252">
            <text:p>252</text:p>
          </table:table-cell>
          <table:table-cell table:style-name="ce4" table:formula="of:=SUM([.$J18:.$P18])-[.K18]" office:value-type="float" office:value="252">
            <text:p>252</text:p>
          </table:table-cell>
          <table:table-cell table:style-name="ce4" table:formula="of:=SUM([.$J18:.$P18])-[.L18]" office:value-type="float" office:value="0">
            <text:p>0</text:p>
          </table:table-cell>
          <table:table-cell table:style-name="ce4" table:formula="of:=SUM([.$J18:.$P18])-[.M18]" office:value-type="float" office:value="252">
            <text:p>252</text:p>
          </table:table-cell>
          <table:table-cell table:style-name="ce4" table:formula="of:=SUM([.$J18:.$P18])-[.N18]" office:value-type="float" office:value="252">
            <text:p>252</text:p>
          </table:table-cell>
          <table:table-cell table:style-name="ce4" table:formula="of:=SUM([.$J18:.$P18])-[.O18]" office:value-type="float" office:value="252">
            <text:p>252</text:p>
          </table:table-cell>
          <table:table-cell table:style-name="ce4" table:formula="of:=SUM([.$J18:.$P18])-[.P18]" office:value-type="float" office:value="252">
            <text:p>252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[.D21]/([.D21]+[.E21])" office:value-type="float" office:value="0.554376657824934">
            <text:p>0,5543766578</text:p>
          </table:table-cell>
          <table:table-cell table:number-columns-repeated="2"/>
          <table:table-cell table:style-name="ce2" table:formula="of:=[.K19]/([.K19]+[.J26])" office:value-type="float" office:value="0">
            <text:p>#DIV/0!</text:p>
          </table:table-cell>
          <table:table-cell office:value-type="string">
            <text:p>course</text:p>
          </table:table-cell>
          <table:table-cell table:number-columns-repeated="2" office:value-type="float" office:value="0">
            <text:p>0</text:p>
          </table:table-cell>
          <table:table-cell office:value-type="float" office:value="465">
            <text:p>465</text:p>
          </table:table-cell>
          <table:table-cell table:number-columns-repeated="4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L20]/([.L20]+[.J27])" office:value-type="float" office:value="1">
            <text:p>1</text:p>
          </table:table-cell>
          <table:table-cell office:value-type="string">
            <text:p>other</text:p>
          </table:table-cell>
          <table:table-cell table:number-columns-repeated="2" office:value-type="float" office:value="0">
            <text:p>0</text:p>
          </table:table-cell>
          <table:table-cell office:value-type="float" office:value="1880">
            <text:p>18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[.J18]+[.K19]+[.L20]+[.M21]+[.N22]+[.O23]+[.P24]" office:value-type="float" office:value="1881">
            <text:p>1881</text:p>
          </table:table-cell>
          <table:table-cell table:formula="of:=SUM([.Q18:.W18])" office:value-type="float" office:value="1512">
            <text:p>1512</text:p>
          </table:table-cell>
          <table:table-cell table:number-columns-repeated="2"/>
          <table:table-cell table:style-name="ce2" table:formula="of:=[.M21]/([.M21]+[.J28])" office:value-type="float" office:value="0">
            <text:p>#DIV/0!</text:p>
          </table:table-cell>
          <table:table-cell office:value-type="string">
            <text:p>student</text:p>
          </table:table-cell>
          <table:table-cell table:number-columns-repeated="2" office:value-type="float" office:value="0">
            <text:p>0</text:p>
          </table:table-cell>
          <table:table-cell office:value-type="float" office:value="821">
            <text:p>821</text:p>
          </table:table-cell>
          <table:table-cell table:number-columns-repeated="4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SUM([.J25:.J31])" office:value-type="float" office:value="0">
            <text:p>0</text:p>
          </table:table-cell>
          <table:table-cell table:formula="of:=SUM([.Q25]+[.R26]+[.S27]+[.T28]+[.U29]+[.V30]+[.W31])" office:value-type="float" office:value="1512">
            <text:p>1512</text:p>
          </table:table-cell>
          <table:table-cell table:number-columns-repeated="2"/>
          <table:table-cell table:style-name="ce2" table:formula="of:=[.N22]/([.N22]+[.J29])" office:value-type="float" office:value="1">
            <text:p>1</text:p>
          </table:table-cell>
          <table:table-cell office:value-type="string">
            <text:p>faculty</text:p>
          </table:table-cell>
          <table:table-cell table:number-columns-repeated="2"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O23]/([.O23]+[.J30])" office:value-type="float" office:value="0">
            <text:p>#DIV/0!</text:p>
          </table:table-cell>
          <table:table-cell office:value-type="string">
            <text:p>department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acro AVG</text:p>
          </table:table-cell>
          <table:table-cell table:number-columns-repeated="4"/>
          <table:table-cell table:style-name="ce2" table:formula="of:=[.P24]/([.P24]+[.J31])" office:value-type="float" office:value="0">
            <text:p>#DIV/0!</text:p>
          </table:table-cell>
          <table:table-cell office:value-type="string">
            <text:p>staff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AVERAGE([.H18:.H24])" office:value-type="float" office:value="0">
            <text:p>#DIV/0!</text:p>
          </table:table-cell>
          <table:table-cell table:number-columns-repeated="3"/>
          <table:table-cell office:value-type="string">
            <text:p>not project</text:p>
          </table:table-cell>
          <table:table-cell table:style-name="ce4" table:formula="of:=SUM([.J$18:.J$24])-[.J18]" office:value-type="float" office:value="0">
            <text:p>0</text:p>
          </table:table-cell>
          <table:table-cell table:number-columns-repeated="6"/>
          <table:table-cell table:style-name="ce4" table:formula="of:=SUM([.$J25]+[.Q$18])" office:value-type="float" office:value="252">
            <text:p>25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AVERAGE([.J16:.P16])" office:value-type="float" office:value="0.143421795595709">
            <text:p>0,1434217956</text:p>
          </table:table-cell>
          <table:table-cell table:number-columns-repeated="3"/>
          <table:table-cell office:value-type="string">
            <text:p>not course</text:p>
          </table:table-cell>
          <table:table-cell table:style-name="ce4" table:formula="of:=SUM([.J$18:.J$24])-[.J19]" office:value-type="float" office:value="0">
            <text:p>0</text:p>
          </table:table-cell>
          <table:table-cell table:number-columns-repeated="7"/>
          <table:table-cell table:style-name="ce4" table:formula="of:=SUM([.$J26]+[.R$18])" office:value-type="float" office:value="252">
            <text:p>25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not other</text:p>
          </table:table-cell>
          <table:table-cell table:style-name="ce4" table:formula="of:=SUM([.J$18:.J$24])-[.J20]" office:value-type="float" office:value="0">
            <text:p>0</text:p>
          </table:table-cell>
          <table:table-cell table:number-columns-repeated="8"/>
          <table:table-cell table:style-name="ce4" table:formula="of:=SUM([.$J27]+[.S$18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not student</text:p>
          </table:table-cell>
          <table:table-cell table:style-name="ce4" table:formula="of:=SUM([.J$18:.J$24])-[.J21]" office:value-type="float" office:value="0">
            <text:p>0</text:p>
          </table:table-cell>
          <table:table-cell table:number-columns-repeated="9"/>
          <table:table-cell table:style-name="ce4" table:formula="of:=SUM([.$J28]+[.T$18]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not faculty</text:p>
          </table:table-cell>
          <table:table-cell table:style-name="ce4" table:formula="of:=SUM([.J$18:.J$24])-[.J22]" office:value-type="float" office:value="0">
            <text:p>0</text:p>
          </table:table-cell>
          <table:table-cell table:number-columns-repeated="10"/>
          <table:table-cell table:style-name="ce4" table:formula="of:=SUM([.$J29]+[.U$18])" office:value-type="float" office:value="252">
            <text:p>25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not department</text:p>
          </table:table-cell>
          <table:table-cell table:style-name="ce4" table:formula="of:=SUM([.J$18:.J$24])-[.J23]" office:value-type="float" office:value="0">
            <text:p>0</text:p>
          </table:table-cell>
          <table:table-cell table:number-columns-repeated="2"/>
          <table:table-cell table:style-name="ce5"/>
          <table:table-cell table:number-columns-repeated="8"/>
          <table:table-cell table:style-name="ce4" table:formula="of:=SUM([.$J30]+[.V$18])" office:value-type="float" office:value="252">
            <text:p>252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not staff</text:p>
          </table:table-cell>
          <table:table-cell table:style-name="ce4" table:formula="of:=SUM([.J$18:.J$24])-[.J24]" office:value-type="float" office:value="0">
            <text:p>0</text:p>
          </table:table-cell>
          <table:table-cell table:number-columns-repeated="2"/>
          <table:table-cell table:style-name="ce5"/>
          <table:table-cell table:number-columns-repeated="9"/>
          <table:table-cell table:style-name="ce4" table:formula="of:=SUM([.$J31]+[.W$18])" office:value-type="float" office:value="252">
            <text:p>252</text:p>
          </table:table-cell>
        </table:table-row>
      </table:table>
      <table:table table:name="NaviesBayes 50.000 Features" table:style-name="ta1" table:print="false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12" table:default-cell-style-name="Default"/>
        <table:table-column table:style-name="co9" table:default-cell-style-name="Default"/>
        <table:table-column table:style-name="co8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11"/>
          <table:table-cell table:style-name="ce5"/>
          <table:table-cell table:number-columns-repeated="1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>
            <text:p>Accuracy</text:p>
          </table:table-cell>
          <table:table-cell/>
          <table:table-cell table:formula="of:=([.J18]+[.K19]+[.L20]+[.M21]+[.N22]+[.O23]+[.P24])/SUM([.J18:.P24])" office:value-type="float" office:value="0.426086956521739">
            <text:p>0,426086956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3" office:value-type="string">
            <text:p>Recall</text:p>
          </table:table-cell>
          <table:table-cell table:style-name="ce3" table:formula="of:=[.J18]/([.J18]+[.Q18])" office:value-type="float" office:value="0.0258064516129032">
            <text:p>0,0258064516</text:p>
          </table:table-cell>
          <table:table-cell table:style-name="ce3" table:formula="of:=[.K19]/([.K19]+[.R18])" office:value-type="float" office:value="0.0896130346232179">
            <text:p>0,0896130346</text:p>
          </table:table-cell>
          <table:table-cell table:style-name="ce3" table:formula="of:=[.L20]/([.L20]+[.S18])" office:value-type="float" office:value="0.012987012987013">
            <text:p>0,012987013</text:p>
          </table:table-cell>
          <table:table-cell table:style-name="ce3" table:formula="of:=[.M21]/([.M21]+[.T18])" office:value-type="float" office:value="0">
            <text:p>0</text:p>
          </table:table-cell>
          <table:table-cell table:style-name="ce3" table:formula="of:=[.N22]/([.N22]+[.U18])" office:value-type="float" office:value="0">
            <text:p>0</text:p>
          </table:table-cell>
          <table:table-cell table:style-name="ce3" table:formula="of:=[.O23]/([.O23]+[.V18])" office:value-type="float" office:value="0.958983246678221">
            <text:p>0,9589832467</text:p>
          </table:table-cell>
          <table:table-cell table:style-name="ce3" table:formula="of:=[.P24]/([.P24]+[.W18])" office:value-type="float" office:value="0.0882352941176471">
            <text:p>0,088235294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icro AVG</text:p>
          </table:table-cell>
          <table:table-cell table:number-columns-repeated="4"/>
          <table:table-cell table:style-name="ce2" office:value-type="string">
            <text:p>Precision</text:p>
          </table:table-cell>
          <table:table-cell office:value-type="string">
            <text:p>real\classified</text:p>
          </table:table-cell>
          <table:table-cell office:value-type="string">
            <text:p>course</text:p>
          </table:table-cell>
          <table:table-cell office:value-type="string">
            <text:p>student</text:p>
          </table:table-cell>
          <table:table-cell office:value-type="string">
            <text:p>project</text:p>
          </table:table-cell>
          <table:table-cell office:value-type="string">
            <text:p>department</text:p>
          </table:table-cell>
          <table:table-cell office:value-type="string">
            <text:p>staff</text:p>
          </table:table-cell>
          <table:table-cell office:value-type="string">
            <text:p>other</text:p>
          </table:table-cell>
          <table:table-cell office:value-type="string">
            <text:p>faculty</text:p>
          </table:table-cell>
          <table:table-cell office:value-type="string">
            <text:p>not project</text:p>
          </table:table-cell>
          <table:table-cell office:value-type="string">
            <text:p>not course</text:p>
          </table:table-cell>
          <table:table-cell office:value-type="string">
            <text:p>not other</text:p>
          </table:table-cell>
          <table:table-cell office:value-type="string">
            <text:p>not student</text:p>
          </table:table-cell>
          <table:table-cell office:value-type="string">
            <text:p>not faculty</text:p>
          </table:table-cell>
          <table:table-cell office:value-type="string">
            <text:p>not department</text:p>
          </table:table-cell>
          <table:table-cell office:value-type="string">
            <text:p>not staff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[.D21]/([.D21]+[.D22])" office:value-type="float" office:value="0.893617021276596">
            <text:p>0,8936170213</text:p>
          </table:table-cell>
          <table:table-cell table:number-columns-repeated="2"/>
          <table:table-cell table:style-name="ce2" table:formula="of:=[.J18]/([.J18]+[.J25])" office:value-type="float" office:value="0.342857142857143">
            <text:p>0,3428571429</text:p>
          </table:table-cell>
          <table:table-cell office:value-type="string">
            <text:p>course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31">
            <text:p>31</text:p>
          </table:table-cell>
          <table:table-cell table:style-name="ce4" table:formula="of:=SUM([.$J18:.$P18])-[.J18]" office:value-type="float" office:value="453">
            <text:p>453</text:p>
          </table:table-cell>
          <table:table-cell table:style-name="ce4" table:formula="of:=SUM([.$J18:.$P18])-[.K18]" office:value-type="float" office:value="447">
            <text:p>447</text:p>
          </table:table-cell>
          <table:table-cell table:style-name="ce4" table:formula="of:=SUM([.$J18:.$P18])-[.L18]" office:value-type="float" office:value="456">
            <text:p>456</text:p>
          </table:table-cell>
          <table:table-cell table:style-name="ce4" table:formula="of:=SUM([.$J18:.$P18])-[.M18]" office:value-type="float" office:value="464">
            <text:p>464</text:p>
          </table:table-cell>
          <table:table-cell table:style-name="ce4" table:formula="of:=SUM([.$J18:.$P18])-[.N18]" office:value-type="float" office:value="465">
            <text:p>465</text:p>
          </table:table-cell>
          <table:table-cell table:style-name="ce4" table:formula="of:=SUM([.$J18:.$P18])-[.O18]" office:value-type="float" office:value="71">
            <text:p>71</text:p>
          </table:table-cell>
          <table:table-cell table:style-name="ce4" table:formula="of:=SUM([.$J18:.$P18])-[.P18]" office:value-type="float" office:value="434">
            <text:p>434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[.D21]/([.D21]+[.E21])" office:value-type="float" office:value="0.387351778656126">
            <text:p>0,3873517787</text:p>
          </table:table-cell>
          <table:table-cell table:number-columns-repeated="2"/>
          <table:table-cell table:style-name="ce2" table:formula="of:=[.K19]/([.K19]+[.J26])" office:value-type="float" office:value="0.586666666666667">
            <text:p>0,5866666667</text:p>
          </table:table-cell>
          <table:table-cell office:value-type="string">
            <text:p>student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14">
            <text:p>714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L20]/([.L20]+[.J27])" office:value-type="float" office:value="0.162162162162162">
            <text:p>0,1621621622</text:p>
          </table:table-cell>
          <table:table-cell office:value-type="string">
            <text:p>project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17">
            <text:p>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[.J18]+[.K19]+[.L20]+[.M21]+[.N22]+[.O23]+[.P24]" office:value-type="float" office:value="1764">
            <text:p>1764</text:p>
          </table:table-cell>
          <table:table-cell table:formula="of:=SUM([.Q18:.W18])" office:value-type="float" office:value="2790">
            <text:p>2790</text:p>
          </table:table-cell>
          <table:table-cell table:number-columns-repeated="2"/>
          <table:table-cell table:style-name="ce2" table:formula="of:=[.M21]/([.M21]+[.J28])" office:value-type="float" office:value="0">
            <text:p>0</text:p>
          </table:table-cell>
          <table:table-cell office:value-type="string">
            <text:p>departmen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SUM([.J25:.J31])" office:value-type="float" office:value="210">
            <text:p>210</text:p>
          </table:table-cell>
          <table:table-cell table:formula="of:=SUM([.Q25]+[.R26]+[.S27]+[.T28]+[.U29]+[.V30]+[.W31])" office:value-type="float" office:value="3000">
            <text:p>3000</text:p>
          </table:table-cell>
          <table:table-cell table:number-columns-repeated="2"/>
          <table:table-cell table:style-name="ce2" table:formula="of:=[.N22]/([.N22]+[.J29])" office:value-type="float" office:value="0">
            <text:p>0</text:p>
          </table:table-cell>
          <table:table-cell office:value-type="string">
            <text:p>staff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O23]/([.O23]+[.J30])" office:value-type="float" office:value="0.984578884934757">
            <text:p>0,9845788849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office:value-type="float" office:value="1660">
            <text:p>1660</text:p>
          </table:table-cell>
          <table:table-cell office:value-type="float" office:value="95">
            <text:p>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acro AVG</text:p>
          </table:table-cell>
          <table:table-cell table:number-columns-repeated="4"/>
          <table:table-cell table:style-name="ce2" table:formula="of:=[.P24]/([.P24]+[.J31])" office:value-type="float" office:value="0.591549295774648">
            <text:p>0,5915492958</text:p>
          </table:table-cell>
          <table:table-cell office:value-type="string">
            <text:p>faculty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1">
            <text:p>481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AVERAGE([.H18:.H24])" office:value-type="float" office:value="0.381116307485054">
            <text:p>0,3811163075</text:p>
          </table:table-cell>
          <table:table-cell table:number-columns-repeated="3"/>
          <table:table-cell office:value-type="string">
            <text:p>not project</text:p>
          </table:table-cell>
          <table:table-cell table:style-name="ce4" table:formula="of:=SUM([.J$18:.J$24])-[.J18]" office:value-type="float" office:value="23">
            <text:p>23</text:p>
          </table:table-cell>
          <table:table-cell table:number-columns-repeated="6"/>
          <table:table-cell table:style-name="ce4" table:formula="of:=SUM([.$J25]+[.Q$18])" office:value-type="float" office:value="476">
            <text:p>4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AVERAGE([.J16:.P16])" office:value-type="float" office:value="0.167946434288429">
            <text:p>0,1679464343</text:p>
          </table:table-cell>
          <table:table-cell table:number-columns-repeated="3"/>
          <table:table-cell office:value-type="string">
            <text:p>not course</text:p>
          </table:table-cell>
          <table:table-cell table:style-name="ce4" table:formula="of:=SUM([.J$18:.J$24])-[.J19]" office:value-type="float" office:value="31">
            <text:p>31</text:p>
          </table:table-cell>
          <table:table-cell table:number-columns-repeated="7"/>
          <table:table-cell table:style-name="ce4" table:formula="of:=SUM([.$J26]+[.R$18])" office:value-type="float" office:value="478">
            <text:p>47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not other</text:p>
          </table:table-cell>
          <table:table-cell table:style-name="ce4" table:formula="of:=SUM([.J$18:.J$24])-[.J20]" office:value-type="float" office:value="31">
            <text:p>31</text:p>
          </table:table-cell>
          <table:table-cell table:number-columns-repeated="8"/>
          <table:table-cell table:style-name="ce4" table:formula="of:=SUM([.$J27]+[.S$18])" office:value-type="float" office:value="487">
            <text:p>48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not student</text:p>
          </table:table-cell>
          <table:table-cell table:style-name="ce4" table:formula="of:=SUM([.J$18:.J$24])-[.J21]" office:value-type="float" office:value="35">
            <text:p>35</text:p>
          </table:table-cell>
          <table:table-cell table:number-columns-repeated="9"/>
          <table:table-cell table:style-name="ce4" table:formula="of:=SUM([.$J28]+[.T$18])" office:value-type="float" office:value="499">
            <text:p>49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not faculty</text:p>
          </table:table-cell>
          <table:table-cell table:style-name="ce4" table:formula="of:=SUM([.J$18:.J$24])-[.J22]" office:value-type="float" office:value="35">
            <text:p>35</text:p>
          </table:table-cell>
          <table:table-cell table:number-columns-repeated="10"/>
          <table:table-cell table:style-name="ce4" table:formula="of:=SUM([.$J29]+[.U$18])" office:value-type="float" office:value="500">
            <text:p>5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not department</text:p>
          </table:table-cell>
          <table:table-cell table:style-name="ce4" table:formula="of:=SUM([.J$18:.J$24])-[.J23]" office:value-type="float" office:value="26">
            <text:p>26</text:p>
          </table:table-cell>
          <table:table-cell table:number-columns-repeated="2"/>
          <table:table-cell table:style-name="ce5"/>
          <table:table-cell table:number-columns-repeated="8"/>
          <table:table-cell table:style-name="ce4" table:formula="of:=SUM([.$J30]+[.V$18])" office:value-type="float" office:value="97">
            <text:p>97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not staff</text:p>
          </table:table-cell>
          <table:table-cell table:style-name="ce4" table:formula="of:=SUM([.J$18:.J$24])-[.J24]" office:value-type="float" office:value="29">
            <text:p>29</text:p>
          </table:table-cell>
          <table:table-cell table:number-columns-repeated="2"/>
          <table:table-cell table:style-name="ce5"/>
          <table:table-cell table:number-columns-repeated="9"/>
          <table:table-cell table:style-name="ce4" table:formula="of:=SUM([.$J31]+[.W$18])" office:value-type="float" office:value="463">
            <text:p>463</text:p>
          </table:table-cell>
        </table:table-row>
      </table:table>
      <table:table table:name="NaviesBayes wo Other All Features" table:style-name="ta1" table:print="false">
        <table:table-column table:style-name="co8" table:number-columns-repeated="23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11"/>
          <table:table-cell table:style-name="ce5"/>
          <table:table-cell table:number-columns-repeated="1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>
            <text:p>Accuracy</text:p>
          </table:table-cell>
          <table:table-cell/>
          <table:table-cell table:formula="of:=([.J18]+[.K19]+[.L20]+[.M21]+[.N22]+[.O23]+[.P24])/SUM([.J18:.P24])" office:value-type="float" office:value="0.606905710491368">
            <text:p>0,606905710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3" office:value-type="string">
            <text:p>Recall</text:p>
          </table:table-cell>
          <table:table-cell table:style-name="ce3" table:formula="of:=[.J18]/([.J18]+[.Q18])" office:value-type="float" office:value="0.744086021505376">
            <text:p>0,7440860215</text:p>
          </table:table-cell>
          <table:table-cell table:style-name="ce3" table:formula="of:=[.K19]/([.K19]+[.R18])" office:value-type="float" office:value="0.519535374868004">
            <text:p>0,5195353749</text:p>
          </table:table-cell>
          <table:table-cell table:style-name="ce3" table:formula="of:=[.L20]/([.L20]+[.S18])" office:value-type="float" office:value="0">
            <text:p>0</text:p>
          </table:table-cell>
          <table:table-cell table:style-name="ce3" table:formula="of:=[.M21]/([.M21]+[.T18])" office:value-type="float" office:value="0">
            <text:p>0</text:p>
          </table:table-cell>
          <table:table-cell table:style-name="ce3" table:formula="of:=[.N22]/([.N22]+[.U18])" office:value-type="float" office:value="0">
            <text:p>0</text:p>
          </table:table-cell>
          <table:table-cell table:style-name="ce3" table:formula="of:=[.O23]/([.O23]+[.V18])" office:value-type="float" office:value="0.59955005624297">
            <text:p>0,5995500562</text:p>
          </table:table-cell>
          <table:table-cell table:style-name="ce3" table:formula="of:=[.P24]/([.P24]+[.W18]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icro AVG</text:p>
          </table:table-cell>
          <table:table-cell table:number-columns-repeated="4"/>
          <table:table-cell table:style-name="ce2" office:value-type="string">
            <text:p>Precision</text:p>
          </table:table-cell>
          <table:table-cell office:value-type="string">
            <text:p>real\classified</text:p>
          </table:table-cell>
          <table:table-cell office:value-type="string">
            <text:p>course</text:p>
          </table:table-cell>
          <table:table-cell office:value-type="string">
            <text:p>student</text:p>
          </table:table-cell>
          <table:table-cell office:value-type="string">
            <text:p>project</text:p>
          </table:table-cell>
          <table:table-cell office:value-type="string">
            <text:p>department</text:p>
          </table:table-cell>
          <table:table-cell office:value-type="string">
            <text:p>staff</text:p>
          </table:table-cell>
          <table:table-cell office:value-type="string">
            <text:p>faculty</text:p>
          </table:table-cell>
          <table:table-cell/>
          <table:table-cell office:value-type="string">
            <text:p>not project</text:p>
          </table:table-cell>
          <table:table-cell office:value-type="string">
            <text:p>not course</text:p>
          </table:table-cell>
          <table:table-cell office:value-type="string">
            <text:p>not other</text:p>
          </table:table-cell>
          <table:table-cell office:value-type="string">
            <text:p>not student</text:p>
          </table:table-cell>
          <table:table-cell office:value-type="string">
            <text:p>not faculty</text:p>
          </table:table-cell>
          <table:table-cell office:value-type="string">
            <text:p>not department</text:p>
          </table:table-cell>
          <table:table-cell office:value-type="string">
            <text:p>not staff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[.D21]/([.D21]+[.D22])" office:value-type="float" office:value="0.394987035436474">
            <text:p>0,3949870354</text:p>
          </table:table-cell>
          <table:table-cell table:number-columns-repeated="2"/>
          <table:table-cell table:style-name="ce2" table:formula="of:=[.J18]/([.J18]+[.J25])" office:value-type="float" office:value="0.988571428571428">
            <text:p>0,9885714286</text:p>
          </table:table-cell>
          <table:table-cell office:value-type="string">
            <text:p>course</text:p>
          </table:table-cell>
          <table:table-cell office:value-type="float" office:value="346">
            <text:p>346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style-name="ce4" table:formula="of:=SUM([.$J18:.$P18])-[.J18]" office:value-type="float" office:value="119">
            <text:p>119</text:p>
          </table:table-cell>
          <table:table-cell table:style-name="ce4" table:formula="of:=SUM([.$J18:.$P18])-[.K18]" office:value-type="float" office:value="455">
            <text:p>455</text:p>
          </table:table-cell>
          <table:table-cell table:style-name="ce4" table:formula="of:=SUM([.$J18:.$P18])-[.L18]" office:value-type="float" office:value="465">
            <text:p>465</text:p>
          </table:table-cell>
          <table:table-cell table:style-name="ce4" table:formula="of:=SUM([.$J18:.$P18])-[.M18]" office:value-type="float" office:value="465">
            <text:p>465</text:p>
          </table:table-cell>
          <table:table-cell table:style-name="ce4" table:formula="of:=SUM([.$J18:.$P18])-[.N18]" office:value-type="float" office:value="465">
            <text:p>465</text:p>
          </table:table-cell>
          <table:table-cell table:style-name="ce4" table:formula="of:=SUM([.$J18:.$P18])-[.O18]" office:value-type="float" office:value="356">
            <text:p>356</text:p>
          </table:table-cell>
          <table:table-cell table:style-name="ce4" table:formula="of:=SUM([.$J18:.$P18])-[.P18]" office:value-type="float" office:value="465">
            <text:p>465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[.D21]/([.D21]+[.E21])" office:value-type="float" office:value="0.329488103821197">
            <text:p>0,3294881038</text:p>
          </table:table-cell>
          <table:table-cell table:number-columns-repeated="2"/>
          <table:table-cell table:style-name="ce2" table:formula="of:=[.K19]/([.K19]+[.J26])" office:value-type="float" office:value="0.586412395709178">
            <text:p>0,5864123957</text:p>
          </table:table-cell>
          <table:table-cell office:value-type="string">
            <text:p>student</text:p>
          </table:table-cell>
          <table:table-cell office:value-type="float" office:value="3">
            <text:p>3</text:p>
          </table:table-cell>
          <table:table-cell office:value-type="float" office:value="492">
            <text:p>492</text:p>
          </table:table-cell>
          <table:table-cell table:number-columns-repeated="3"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L20]/([.L20]+[.J27])" office:value-type="float" office:value="0">
            <text:p>0</text:p>
          </table:table-cell>
          <table:table-cell office:value-type="string">
            <text:p>project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[.J18]+[.K19]+[.L20]+[.M21]+[.N22]+[.O23]+[.P24]" office:value-type="float" office:value="1371">
            <text:p>1371</text:p>
          </table:table-cell>
          <table:table-cell table:formula="of:=SUM([.Q18:.W18])" office:value-type="float" office:value="2790">
            <text:p>2790</text:p>
          </table:table-cell>
          <table:table-cell table:number-columns-repeated="2"/>
          <table:table-cell table:style-name="ce2" table:formula="of:=[.M21]/([.M21]+[.J28])" office:value-type="float" office:value="0">
            <text:p>0</text:p>
          </table:table-cell>
          <table:table-cell office:value-type="string">
            <text:p>departmen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SUM([.J25:.J31])" office:value-type="float" office:value="2100">
            <text:p>2100</text:p>
          </table:table-cell>
          <table:table-cell table:formula="of:=SUM([.Q25]+[.R26]+[.S27]+[.T28]+[.U29]+[.V30]+[.W31])" office:value-type="float" office:value="4890">
            <text:p>4890</text:p>
          </table:table-cell>
          <table:table-cell table:number-columns-repeated="2"/>
          <table:table-cell table:style-name="ce2" table:formula="of:=[.N22]/([.N22]+[.J29])" office:value-type="float" office:value="0">
            <text:p>0</text:p>
          </table:table-cell>
          <table:table-cell office:value-type="string">
            <text:p>staff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O23]/([.O23]+[.J30])" office:value-type="float" office:value="0.603624009060023">
            <text:p>0,6036240091</text:p>
          </table:table-cell>
          <table:table-cell office:value-type="string">
            <text:p>faculty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acro AVG</text:p>
          </table:table-cell>
          <table:table-cell table:number-columns-repeated="4"/>
          <table:table-cell table:style-name="ce2" table:formula="of:=[.P24]/([.P24]+[.J31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AVERAGE([.H18:.H24])" office:value-type="float" office:value="0.311229690477233">
            <text:p>0,3112296905</text:p>
          </table:table-cell>
          <table:table-cell table:number-columns-repeated="3"/>
          <table:table-cell office:value-type="string">
            <text:p>not project</text:p>
          </table:table-cell>
          <table:table-cell table:style-name="ce4" table:formula="of:=SUM([.J$18:.J$24])-[.J18]" office:value-type="float" office:value="4">
            <text:p>4</text:p>
          </table:table-cell>
          <table:table-cell table:number-columns-repeated="6"/>
          <table:table-cell table:style-name="ce4" table:formula="of:=SUM([.$J25]+[.Q$18])" office:value-type="float" office:value="123">
            <text:p>1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AVERAGE([.J16:.P16])" office:value-type="float" office:value="0.266167350373764">
            <text:p>0,2661673504</text:p>
          </table:table-cell>
          <table:table-cell table:number-columns-repeated="3"/>
          <table:table-cell office:value-type="string">
            <text:p>not course</text:p>
          </table:table-cell>
          <table:table-cell table:style-name="ce4" table:formula="of:=SUM([.J$18:.J$24])-[.J19]" office:value-type="float" office:value="347">
            <text:p>347</text:p>
          </table:table-cell>
          <table:table-cell table:number-columns-repeated="7"/>
          <table:table-cell table:style-name="ce4" table:formula="of:=SUM([.$J26]+[.R$18])" office:value-type="float" office:value="802">
            <text:p>80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not other</text:p>
          </table:table-cell>
          <table:table-cell table:style-name="ce4" table:formula="of:=SUM([.J$18:.J$24])-[.J20]" office:value-type="float" office:value="349">
            <text:p>349</text:p>
          </table:table-cell>
          <table:table-cell table:number-columns-repeated="8"/>
          <table:table-cell table:style-name="ce4" table:formula="of:=SUM([.$J27]+[.S$18])" office:value-type="float" office:value="814">
            <text:p>81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not student</text:p>
          </table:table-cell>
          <table:table-cell table:style-name="ce4" table:formula="of:=SUM([.J$18:.J$24])-[.J21]" office:value-type="float" office:value="350">
            <text:p>350</text:p>
          </table:table-cell>
          <table:table-cell table:number-columns-repeated="9"/>
          <table:table-cell table:style-name="ce4" table:formula="of:=SUM([.$J28]+[.T$18])" office:value-type="float" office:value="815">
            <text:p>81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not faculty</text:p>
          </table:table-cell>
          <table:table-cell table:style-name="ce4" table:formula="of:=SUM([.J$18:.J$24])-[.J22]" office:value-type="float" office:value="350">
            <text:p>350</text:p>
          </table:table-cell>
          <table:table-cell table:number-columns-repeated="10"/>
          <table:table-cell table:style-name="ce4" table:formula="of:=SUM([.$J29]+[.U$18])" office:value-type="float" office:value="815">
            <text:p>81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not department</text:p>
          </table:table-cell>
          <table:table-cell table:style-name="ce4" table:formula="of:=SUM([.J$18:.J$24])-[.J23]" office:value-type="float" office:value="350">
            <text:p>350</text:p>
          </table:table-cell>
          <table:table-cell table:number-columns-repeated="2"/>
          <table:table-cell table:style-name="ce5"/>
          <table:table-cell table:number-columns-repeated="8"/>
          <table:table-cell table:style-name="ce4" table:formula="of:=SUM([.$J30]+[.V$18])" office:value-type="float" office:value="706">
            <text:p>706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not staff</text:p>
          </table:table-cell>
          <table:table-cell table:style-name="ce4" table:formula="of:=SUM([.J$18:.J$24])-[.J24]" office:value-type="float" office:value="350">
            <text:p>350</text:p>
          </table:table-cell>
          <table:table-cell table:number-columns-repeated="2"/>
          <table:table-cell table:style-name="ce5"/>
          <table:table-cell table:number-columns-repeated="9"/>
          <table:table-cell table:style-name="ce4" table:formula="of:=SUM([.$J31]+[.W$18])" office:value-type="float" office:value="815">
            <text:p>815</text:p>
          </table:table-cell>
        </table:table-row>
      </table:table>
      <table:table table:name="NaviesBayes wo Other 1000 Features" table:style-name="ta1" table:print="false">
        <table:table-column table:style-name="co8" table:number-columns-repeated="23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11"/>
          <table:table-cell table:style-name="ce5"/>
          <table:table-cell table:number-columns-repeated="1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>
            <text:p>Accuracy</text:p>
          </table:table-cell>
          <table:table-cell/>
          <table:table-cell table:formula="of:=([.J18]+[.K19]+[.L20]+[.M21]+[.N22]+[.O23]+[.P24])/SUM([.J18:.P24])" office:value-type="float" office:value="0.379021595416483">
            <text:p>0,379021595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3" office:value-type="string">
            <text:p>Recall</text:p>
          </table:table-cell>
          <table:table-cell table:style-name="ce3" table:formula="of:=[.J18]/([.J18]+[.Q18])" office:value-type="float" office:value="0.191397849462366">
            <text:p>0,1913978495</text:p>
          </table:table-cell>
          <table:table-cell table:style-name="ce3" table:formula="of:=[.K19]/([.K19]+[.R18])" office:value-type="float" office:value="0.714859437751004">
            <text:p>0,7148594378</text:p>
          </table:table-cell>
          <table:table-cell table:style-name="ce3" table:formula="of:=[.L20]/([.L20]+[.S18])" office:value-type="float" office:value="0.0344086021505376">
            <text:p>0,0344086022</text:p>
          </table:table-cell>
          <table:table-cell table:style-name="ce3" table:formula="of:=[.M21]/([.M21]+[.T18])" office:value-type="float" office:value="0">
            <text:p>0</text:p>
          </table:table-cell>
          <table:table-cell table:style-name="ce3" table:formula="of:=[.N22]/([.N22]+[.U18])" office:value-type="float" office:value="0">
            <text:p>0</text:p>
          </table:table-cell>
          <table:table-cell table:style-name="ce3" table:formula="of:=[.O23]/([.O23]+[.V18])" office:value-type="float" office:value="0.382352941176471">
            <text:p>0,3823529412</text:p>
          </table:table-cell>
          <table:table-cell table:style-name="ce3" table:formula="of:=[.P24]/([.P24]+[.W18]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icro AVG</text:p>
          </table:table-cell>
          <table:table-cell table:number-columns-repeated="4"/>
          <table:table-cell table:style-name="ce2" office:value-type="string">
            <text:p>Precision</text:p>
          </table:table-cell>
          <table:table-cell office:value-type="string">
            <text:p>real\classified</text:p>
          </table:table-cell>
          <table:table-cell office:value-type="string">
            <text:p>course</text:p>
          </table:table-cell>
          <table:table-cell office:value-type="string">
            <text:p>student</text:p>
          </table:table-cell>
          <table:table-cell office:value-type="string">
            <text:p>project</text:p>
          </table:table-cell>
          <table:table-cell office:value-type="string">
            <text:p>department</text:p>
          </table:table-cell>
          <table:table-cell office:value-type="string">
            <text:p>staff</text:p>
          </table:table-cell>
          <table:table-cell office:value-type="string">
            <text:p>faculty</text:p>
          </table:table-cell>
          <table:table-cell/>
          <table:table-cell office:value-type="string">
            <text:p>not project</text:p>
          </table:table-cell>
          <table:table-cell office:value-type="string">
            <text:p>not course</text:p>
          </table:table-cell>
          <table:table-cell office:value-type="string">
            <text:p>not other</text:p>
          </table:table-cell>
          <table:table-cell office:value-type="string">
            <text:p>not student</text:p>
          </table:table-cell>
          <table:table-cell office:value-type="string">
            <text:p>not faculty</text:p>
          </table:table-cell>
          <table:table-cell office:value-type="string">
            <text:p>not department</text:p>
          </table:table-cell>
          <table:table-cell office:value-type="string">
            <text:p>not staff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[.D21]/([.D21]+[.D22])" office:value-type="float" office:value="0.424901185770751">
            <text:p>0,4249011858</text:p>
          </table:table-cell>
          <table:table-cell table:number-columns-repeated="2"/>
          <table:table-cell table:style-name="ce2" table:formula="of:=[.J18]/([.J18]+[.J25])" office:value-type="float" office:value="0.458762886597938">
            <text:p>0,4587628866</text:p>
          </table:table-cell>
          <table:table-cell office:value-type="string">
            <text:p>course</text:p>
          </table:table-cell>
          <table:table-cell office:value-type="float" office:value="89">
            <text:p>89</text:p>
          </table:table-cell>
          <table:table-cell office:value-type="float" office:value="252">
            <text:p>25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style-name="ce4" table:formula="of:=SUM([.$J18:.$P18])-[.J18]" office:value-type="float" office:value="376">
            <text:p>376</text:p>
          </table:table-cell>
          <table:table-cell table:style-name="ce4" table:formula="of:=SUM([.$J18:.$P18])-[.K18]" office:value-type="float" office:value="213">
            <text:p>213</text:p>
          </table:table-cell>
          <table:table-cell table:style-name="ce4" table:formula="of:=SUM([.$J18:.$P18])-[.L18]" office:value-type="float" office:value="449">
            <text:p>449</text:p>
          </table:table-cell>
          <table:table-cell table:style-name="ce4" table:formula="of:=SUM([.$J18:.$P18])-[.M18]" office:value-type="float" office:value="465">
            <text:p>465</text:p>
          </table:table-cell>
          <table:table-cell table:style-name="ce4" table:formula="of:=SUM([.$J18:.$P18])-[.N18]" office:value-type="float" office:value="465">
            <text:p>465</text:p>
          </table:table-cell>
          <table:table-cell table:style-name="ce4" table:formula="of:=SUM([.$J18:.$P18])-[.O18]" office:value-type="float" office:value="357">
            <text:p>357</text:p>
          </table:table-cell>
          <table:table-cell table:style-name="ce4" table:formula="of:=SUM([.$J18:.$P18])-[.P18]" office:value-type="float" office:value="465">
            <text:p>465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[.D21]/([.D21]+[.E21])" office:value-type="float" office:value="0.235616438356164">
            <text:p>0,2356164384</text:p>
          </table:table-cell>
          <table:table-cell table:number-columns-repeated="2"/>
          <table:table-cell table:style-name="ce2" table:formula="of:=[.K19]/([.K19]+[.J26])" office:value-type="float" office:value="0.776162790697674">
            <text:p>0,7761627907</text:p>
          </table:table-cell>
          <table:table-cell office:value-type="string">
            <text:p>student</text:p>
          </table:table-cell>
          <table:table-cell office:value-type="float" office:value="40">
            <text:p>40</text:p>
          </table:table-cell>
          <table:table-cell office:value-type="float" office:value="534">
            <text:p>534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L20]/([.L20]+[.J27])" office:value-type="float" office:value="0.0864864864864865">
            <text:p>0,0864864865</text:p>
          </table:table-cell>
          <table:table-cell office:value-type="string">
            <text:p>project</text:p>
          </table:table-cell>
          <table:table-cell office:value-type="float" office:value="25">
            <text:p>25</text:p>
          </table:table-cell>
          <table:table-cell office:value-type="float" office:value="124">
            <text:p>1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[.J18]+[.K19]+[.L20]+[.M21]+[.N22]+[.O23]+[.P24]" office:value-type="float" office:value="860">
            <text:p>860</text:p>
          </table:table-cell>
          <table:table-cell table:formula="of:=SUM([.Q18:.W18])" office:value-type="float" office:value="2790">
            <text:p>2790</text:p>
          </table:table-cell>
          <table:table-cell table:number-columns-repeated="2"/>
          <table:table-cell table:style-name="ce2" table:formula="of:=[.M21]/([.M21]+[.J28])" office:value-type="float" office:value="0">
            <text:p>0</text:p>
          </table:table-cell>
          <table:table-cell office:value-type="string">
            <text:p>department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SUM([.J25:.J31])" office:value-type="float" office:value="1164">
            <text:p>1164</text:p>
          </table:table-cell>
          <table:table-cell table:formula="of:=SUM([.Q25]+[.R26]+[.S27]+[.T28]+[.U29]+[.V30]+[.W31])" office:value-type="float" office:value="3954">
            <text:p>3954</text:p>
          </table:table-cell>
          <table:table-cell table:number-columns-repeated="2"/>
          <table:table-cell table:style-name="ce2" table:formula="of:=[.N22]/([.N22]+[.J29])" office:value-type="float" office:value="0">
            <text:p>0</text:p>
          </table:table-cell>
          <table:table-cell office:value-type="string">
            <text:p>staff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O23]/([.O23]+[.J30])" office:value-type="float" office:value="0.58005249343832">
            <text:p>0,5800524934</text:p>
          </table:table-cell>
          <table:table-cell office:value-type="string">
            <text:p>faculty</text:p>
          </table:table-cell>
          <table:table-cell office:value-type="float" office:value="34">
            <text:p>34</text:p>
          </table:table-cell>
          <table:table-cell office:value-type="float" office:value="304">
            <text:p>30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acro AVG</text:p>
          </table:table-cell>
          <table:table-cell table:number-columns-repeated="4"/>
          <table:table-cell table:style-name="ce2" table:formula="of:=[.P24]/([.P24]+[.J31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AVERAGE([.H18:.H24])" office:value-type="float" office:value="0.271637808174346">
            <text:p>0,2716378082</text:p>
          </table:table-cell>
          <table:table-cell table:number-columns-repeated="3"/>
          <table:table-cell office:value-type="string">
            <text:p>not project</text:p>
          </table:table-cell>
          <table:table-cell table:style-name="ce4" table:formula="of:=SUM([.J$18:.J$24])-[.J18]" office:value-type="float" office:value="105">
            <text:p>105</text:p>
          </table:table-cell>
          <table:table-cell table:number-columns-repeated="6"/>
          <table:table-cell table:style-name="ce4" table:formula="of:=SUM([.$J25]+[.Q$18])" office:value-type="float" office:value="481">
            <text:p>48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AVERAGE([.J16:.P16])" office:value-type="float" office:value="0.189002690077197">
            <text:p>0,1890026901</text:p>
          </table:table-cell>
          <table:table-cell table:number-columns-repeated="3"/>
          <table:table-cell office:value-type="string">
            <text:p>not course</text:p>
          </table:table-cell>
          <table:table-cell table:style-name="ce4" table:formula="of:=SUM([.J$18:.J$24])-[.J19]" office:value-type="float" office:value="154">
            <text:p>154</text:p>
          </table:table-cell>
          <table:table-cell table:number-columns-repeated="7"/>
          <table:table-cell table:style-name="ce4" table:formula="of:=SUM([.$J26]+[.R$18])" office:value-type="float" office:value="367">
            <text:p>36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not other</text:p>
          </table:table-cell>
          <table:table-cell table:style-name="ce4" table:formula="of:=SUM([.J$18:.J$24])-[.J20]" office:value-type="float" office:value="169">
            <text:p>169</text:p>
          </table:table-cell>
          <table:table-cell table:number-columns-repeated="8"/>
          <table:table-cell table:style-name="ce4" table:formula="of:=SUM([.$J27]+[.S$18])" office:value-type="float" office:value="618">
            <text:p>61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not student</text:p>
          </table:table-cell>
          <table:table-cell table:style-name="ce4" table:formula="of:=SUM([.J$18:.J$24])-[.J21]" office:value-type="float" office:value="189">
            <text:p>189</text:p>
          </table:table-cell>
          <table:table-cell table:number-columns-repeated="9"/>
          <table:table-cell table:style-name="ce4" table:formula="of:=SUM([.$J28]+[.T$18])" office:value-type="float" office:value="654">
            <text:p>65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not faculty</text:p>
          </table:table-cell>
          <table:table-cell table:style-name="ce4" table:formula="of:=SUM([.J$18:.J$24])-[.J22]" office:value-type="float" office:value="193">
            <text:p>193</text:p>
          </table:table-cell>
          <table:table-cell table:number-columns-repeated="10"/>
          <table:table-cell table:style-name="ce4" table:formula="of:=SUM([.$J29]+[.U$18])" office:value-type="float" office:value="658">
            <text:p>65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not department</text:p>
          </table:table-cell>
          <table:table-cell table:style-name="ce4" table:formula="of:=SUM([.J$18:.J$24])-[.J23]" office:value-type="float" office:value="160">
            <text:p>160</text:p>
          </table:table-cell>
          <table:table-cell table:number-columns-repeated="2"/>
          <table:table-cell table:style-name="ce5"/>
          <table:table-cell table:number-columns-repeated="8"/>
          <table:table-cell table:style-name="ce4" table:formula="of:=SUM([.$J30]+[.V$18])" office:value-type="float" office:value="517">
            <text:p>517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not staff</text:p>
          </table:table-cell>
          <table:table-cell table:style-name="ce4" table:formula="of:=SUM([.J$18:.J$24])-[.J24]" office:value-type="float" office:value="194">
            <text:p>194</text:p>
          </table:table-cell>
          <table:table-cell table:number-columns-repeated="2"/>
          <table:table-cell table:style-name="ce5"/>
          <table:table-cell table:number-columns-repeated="9"/>
          <table:table-cell table:style-name="ce4" table:formula="of:=SUM([.$J31]+[.W$18])" office:value-type="float" office:value="659">
            <text:p>6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11.06.2011</text:date>, <text:time>14:40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1T14:40:01</dc:date>
    <dc:creator>Jens Haase</dc:creator>
    <meta:generator>LibreOffice/3.3$Unix LibreOffice_project/330m19$Build-202</meta:generator>
    <meta:editing-duration>PT1H19M2S</meta:editing-duration>
    <meta:editing-cycles>5</meta:editing-cycles>
    <meta:document-statistic meta:table-count="4" meta:cell-count="520" meta:object-count="0"/>
  </office:meta>
</office:document-meta>
</file>